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NTOS NORA CRISANTO RAYMUND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JUAREZ CARMEN, CALIX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86981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HIROQUE INGA, JUAN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80913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0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19:48:0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